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700000231CC2FD6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end="Arrowheads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9cm" svg:x="1cm" svg:y="6.574cm">
          <draw:image xlink:href="Pictures/10000201000002E700000231CC2FD639.png" xlink:type="simple" xlink:show="embed" xlink:actuate="onLoad">
            <text:p/>
          </draw:image>
        </draw:frame>
        <draw:line draw:style-name="gr2" draw:text-style-name="P1" draw:layer="layout" svg:x1="2.57cm" svg:y1="7.985cm" svg:x2="3.205cm" svg:y2="7.35cm">
          <text:p/>
        </draw:line>
        <draw:frame draw:style-name="gr3" draw:text-style-name="P2" draw:layer="layout" svg:width="2.39cm" svg:height="1.029cm" svg:x="1.335cm" svg:y="7.885cm">
          <draw:text-box>
            <text:p><text:span text:style-name="T1">Transported</text:span></text:p>
            <text:p><text:span text:style-name="T1">Compound</text:span></text:p>
          </draw:text-box>
        </draw:frame>
        <draw:line draw:style-name="gr2" draw:text-style-name="P1" draw:layer="layout" svg:x1="10.09cm" svg:y1="16.24cm" svg:x2="9.455cm" svg:y2="15.605cm">
          <text:p/>
        </draw:line>
        <draw:frame draw:style-name="gr3" draw:text-style-name="P2" draw:layer="layout" svg:width="1.886cm" svg:height="1.418cm" svg:x="9.455cm" svg:y="16.113cm">
          <draw:text-box>
            <text:p><text:span text:style-name="T1">Active</text:span></text:p>
            <text:p><text:span text:style-name="T1">Reaction</text:span><text:span text:style-name="T1"><text:line-break/></text:span><text:span text:style-name="T1">(border)</text:span></text:p>
          </draw:text-box>
        </draw:frame>
        <draw:line draw:style-name="gr2" draw:text-style-name="P1" draw:layer="layout" svg:x1="3.005cm" svg:y1="19.75cm" svg:x2="4.275cm" svg:y2="19.115cm">
          <text:p/>
        </draw:line>
        <draw:frame draw:style-name="gr3" draw:text-style-name="P2" draw:layer="layout" svg:width="2.242cm" svg:height="1.418cm" svg:x="1.335cm" svg:y="19.24cm">
          <draw:text-box>
            <text:p><text:span text:style-name="T1">Inactive</text:span></text:p>
            <text:p><text:span text:style-name="T1">Reaction</text:span><text:span text:style-name="T1"><text:line-break/></text:span><text:span text:style-name="T1">(no border)</text:span></text:p>
          </draw:text-box>
        </draw:frame>
        <draw:line draw:style-name="gr2" draw:text-style-name="P1" draw:layer="layout" svg:x1="16.675cm" svg:y1="17.21cm" svg:x2="15.405cm" svg:y2="15.305cm">
          <text:p/>
        </draw:line>
        <draw:frame draw:style-name="gr3" draw:text-style-name="P2" draw:layer="layout" svg:width="1.886cm" svg:height="1.029cm" svg:x="16.24cm" svg:y="17.143cm">
          <draw:text-box>
            <text:p><text:span text:style-name="T1">Gapfilled</text:span></text:p>
            <text:p><text:span text:style-name="T1">Re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07T14:24:08.07</dc:date>
    <dc:creator>Paul Frybarger</dc:creator>
    <meta:document-statistic meta:object-count="9"/>
    <meta:generator>OpenOffice.org/3.2$Win32 OpenOffice.org_project/320m12$Build-9483</meta:generator>
  </office:meta>
</office:document-meta>
</file>